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88f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</text:p>
      <text:p text:style-name="P1"><text:s text:c="2"/>GNU nano 6.2 <text:s text:c="83"/>actividad.sh <text:s text:c="93"/></text:p>
      <text:p text:style-name="P1"># Actividad 1</text:p>
      <text:p text:style-name="P1"/>
      <text:p text:style-name="P1">rm -r /home/daniel/Escritorio/$1</text:p>
      <text:p text:style-name="P1">rm /home/daniel/Escritorio/$1/$2 </text:p>
      <text:p text:style-name="P1"/>
      <text:p text:style-name="P1"># cd ~/ se usaria para viajar al la carpeta personal</text:p>
      <text:p text:style-name="P1">read -p "Dime tu nombre" nombre</text:p>
      <text:p text:style-name="P1">echo "bienvenido $nombre"</text:p>
      <text:p text:style-name="P1">mkdir $1</text:p>
      <text:p text:style-name="P1">touch $1/$2</text:p>
      <text:p text:style-name="P1">ls -l $1</text:p>
      <text:p text:style-name="P1">chmod 777 $1</text:p>
      <text:p text:style-name="P1">chmod 777 $1/$2</text:p>
      <text:p text:style-name="P1">mv $1/$2 /home/Escritorio</text:p>
      <text:p text:style-name="P1"/>
      <text:p text:style-name="P1">echo "listado carpeta"</text:p>
      <text:p text:style-name="P1">ls -l $1</text:p>
      <text:p text:style-name="P1">echo "listado directorio personal"</text:p>
      <text:p text:style-name="P1">ls -l /home/daniel/Escritorio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/>GNU nano 6.2 <text:s text:c="83"/>actividad2.sh <text:s text:c="92"/></text:p>
      <text:p text:style-name="Standard"># Realiza un shell script que copia todos los archivos de trabajo con extensión </text:p>
      <text:p text:style-name="Standard"># .dat y .c (mejor con la extension que quieras)del directorio actual al directorio pasado como argumento.</text:p>
      <text:p text:style-name="Standard"># Si este directorio no existe, el guión lo debe crear. </text:p>
      <text:p text:style-name="Standard"/>
      <text:p text:style-name="Standard">if [ -d $1 ];</text:p>
      <text:p text:style-name="Standard">then cp <text:s/>*.txt $1</text:p>
      <text:p text:style-name="Standard">else mkdir $1</text:p>
      <text:p text:style-name="Standard">cp *.txt $1</text:p>
      <text:p text:style-name="Standard">fi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20:26:32.182000000</meta:creation-date>
    <dc:date>2024-03-18T20:26:52.639000000</dc:date>
    <meta:editing-duration>PT20S</meta:editing-duration>
    <meta:editing-cycles>1</meta:editing-cycles>
    <meta:document-statistic meta:table-count="0" meta:image-count="0" meta:object-count="0" meta:page-count="1" meta:paragraph-count="27" meta:word-count="123" meta:character-count="1064" meta:non-whitespace-character-count="606"/>
    <meta:generator>LibreOffice/7.6.4.1$Windows_X86_64 LibreOffice_project/e19e193f88cd6c0525a17fb7a176ed8e6a3e2aa1</meta:generator>
  </office:meta>
</office:document-meta>
</file>